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SliceWriter.writeVIn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SliceWriter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liceWriter.writeBytes( final byte [ ] b , int offset , final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SliceWriter.ByteSliceWriter( ByteBlockPool 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SliceWriter.writeByte( byte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yteSliceWriter.init( int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